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1146in"/>
    </style:style>
    <style:style style:name="co4" style:family="table-column">
      <style:table-column-properties fo:break-before="auto" style:column-width="1.5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4" table:default-cell-style-name="Default"/>
        <table:table-row table:style-name="ro2">
          <table:table-cell office:value-type="string">
            <text:p>Name</text:p>
          </table:table-cell>
          <table:table-cell table:style-name="Default" office:value-type="string">
            <text:p>First Date</text:p>
          </table:table-cell>
          <table:table-cell office:value-type="string">
            <text:p>Time</text:p>
          </table:table-cell>
          <table:table-cell office:value-type="string">
            <text:p>Start Frame</text:p>
          </table:table-cell>
          <table:table-cell office:value-type="string">
            <text:p>End Frame</text:p>
          </table:table-cell>
          <table:table-cell office:value-type="string">
            <text:p>Camera?</text:p>
          </table:table-cell>
          <table:table-cell office:value-type="string">
            <text:p>Alternate Name</text:p>
          </table:table-cell>
        </table:table-row>
        <table:table-row table:style-name="ro2">
          <table:table-cell office:value-type="string">
            <text:p>1998 easter, matthew's 4th birthday, dean &amp; carla visit, el paso</text:p>
          </table:table-cell>
          <table:table-cell office:value-type="date" office:date-value="1988-04-01">
            <text:p>04/01/88</text:p>
          </table:table-cell>
          <table:table-cell office:value-type="float" office:value="125">
            <text:p>125</text:p>
          </table:table-cell>
          <table:table-cell office:value-type="float" office:value="61">
            <text:p>61</text:p>
          </table:table-cell>
          <table:table-cell office:value-type="float" office:value="209045">
            <text:p>209045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89 patrick's birthday, eric's birthday, christmas, gymnastics, 1990 easter, t-ball</text:p>
          </table:table-cell>
          <table:table-cell office:value-type="date" office:date-value="1989-09-23">
            <text:p>09/23/89</text:p>
          </table:table-cell>
          <table:table-cell office:value-type="float" office:value="103">
            <text:p>103</text:p>
          </table:table-cell>
          <table:table-cell office:value-type="float" office:value="127">
            <text:p>127</text:p>
          </table:table-cell>
          <table:table-cell office:value-type="float" office:value="186075">
            <text:p>186075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90 christmas, 1991 gymnastics, easter, recitals</text:p>
          </table:table-cell>
          <table:table-cell office:value-type="date" office:date-value="1990-12-30">
            <text:p>12/30/90</text:p>
          </table:table-cell>
          <table:table-cell office:value-type="float" office:value="86">
            <text:p>86</text:p>
          </table:table-cell>
          <table:table-cell office:value-type="float" office:value="128">
            <text:p>128</text:p>
          </table:table-cell>
          <table:table-cell office:value-type="float" office:value="155898">
            <text:p>155898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95 napier reunion</text:p>
          </table:table-cell>
          <table:table-cell office:value-type="date" office:date-value="1995-11-12">
            <text:p>11/12/95</text:p>
          </table:table-cell>
          <table:table-cell office:value-type="float" office:value="37">
            <text:p>37</text:p>
          </table:table-cell>
          <table:table-cell office:value-type="float" office:value="148">
            <text:p>148</text:p>
          </table:table-cell>
          <table:table-cell office:value-type="float" office:value="66007">
            <text:p>66007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96 stupid league 1</text:p>
          </table:table-cell>
          <table:table-cell office:value-type="date" office:date-value="1996-01-01">
            <text:p>01/01/96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float" office:value="26706">
            <text:p>26706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96 stupid league 2</text:p>
          </table:table-cell>
          <table:table-cell office:value-type="date" office:date-value="1996-01-01">
            <text:p>01/01/96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4493">
            <text:p>4493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96 ben franklin sixth grade dance</text:p>
          </table:table-cell>
          <table:table-cell office:value-type="date" office:date-value="1996-05-17">
            <text:p>05/17/96</text:p>
          </table:table-cell>
          <table:table-cell office:value-type="float" office:value="78">
            <text:p>78</text:p>
          </table:table-cell>
          <table:table-cell office:value-type="float" office:value="111">
            <text:p>111</text:p>
          </table:table-cell>
          <table:table-cell office:value-type="float" office:value="141332">
            <text:p>141332</text:p>
          </table:table-cell>
          <table:table-cell office:value-type="string">
            <text:p>cam2</text:p>
          </table:table-cell>
          <table:table-cell/>
        </table:table-row>
        <table:table-row table:style-name="ro2">
          <table:table-cell office:value-type="string">
            <text:p>1997 rc-tv</text:p>
          </table:table-cell>
          <table:table-cell office:value-type="date" office:date-value="1997-03-25">
            <text:p>03/25/97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140886">
            <text:p>140886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97 eric baseball, niagra falls</text:p>
          </table:table-cell>
          <table:table-cell office:value-type="date" office:date-value="1997-06-05">
            <text:p>06/05/97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27198">
            <text:p>27198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98 4th of july in columbus, house at ft leavenworth, denver</text:p>
          </table:table-cell>
          <table:table-cell office:value-type="date" office:date-value="1998-07-04">
            <text:p>07/04/98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54993">
            <text:p>54993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1998 colorado vacation, minnesota</text:p>
          </table:table-cell>
          <table:table-cell office:value-type="date" office:date-value="1998-07-18">
            <text:p>07/18/98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float" office:value="55260">
            <text:p>55260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1998 baseball</text:p>
          </table:table-cell>
          <table:table-cell office:value-type="date" office:date-value="1998-09-10">
            <text:p>09/10/98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54678">
            <text:p>54678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1998 christmas, music recitals</text:p>
          </table:table-cell>
          <table:table-cell office:value-type="date" office:date-value="1998-12-01">
            <text:p>12/01/98</text:p>
          </table:table-cell>
          <table:table-cell office:value-type="float" office:value="30">
            <text:p>30</text:p>
          </table:table-cell>
          <table:table-cell office:value-type="float" office:value="183">
            <text:p>183</text:p>
          </table:table-cell>
          <table:table-cell office:value-type="float" office:value="55041">
            <text:p>55041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1999 patrick's concert, matthew's junior high graduation</text:p>
          </table:table-cell>
          <table:table-cell office:value-type="date" office:date-value="1999-05-11">
            <text:p>05/11/99</text:p>
          </table:table-cell>
          <table:table-cell office:value-type="float" office:value="10">
            <text:p>10</text:p>
          </table:table-cell>
          <table:table-cell office:value-type="float" office:value="163">
            <text:p>163</text:p>
          </table:table-cell>
          <table:table-cell office:value-type="float" office:value="17797">
            <text:p>17797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1999 matt horse riding, eric recital</text:p>
          </table:table-cell>
          <table:table-cell office:value-type="date" office:date-value="1999-06-18">
            <text:p>06/18/99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55347">
            <text:p>55347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1999 football</text:p>
          </table:table-cell>
          <table:table-cell office:value-type="date" office:date-value="1999-09-25">
            <text:p>09/25/99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55191">
            <text:p>55191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1999 balloon festival, patrick football</text:p>
          </table:table-cell>
          <table:table-cell office:value-type="date" office:date-value="1999-10-10">
            <text:p>10/10/99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72311">
            <text:p>72311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1999 eric birthday, scouts, recitals</text:p>
          </table:table-cell>
          <table:table-cell office:value-type="date" office:date-value="1999-12-19">
            <text:p>12/19/99</text:p>
          </table:table-cell>
          <table:table-cell office:value-type="float" office:value="30">
            <text:p>30</text:p>
          </table:table-cell>
          <table:table-cell office:value-type="float" office:value="91">
            <text:p>91</text:p>
          </table:table-cell>
          <table:table-cell office:value-type="float" office:value="55433">
            <text:p>55433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0 golf swings, baseball</text:p>
          </table:table-cell>
          <table:table-cell office:value-type="date" office:date-value="2000-06-21">
            <text:p>06/21/0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54257">
            <text:p>54257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0 patrick wrestling</text:p>
          </table:table-cell>
          <table:table-cell office:value-type="date" office:date-value="2000-11-16">
            <text:p>11/16/00</text:p>
          </table:table-cell>
          <table:table-cell office:value-type="float" office:value="30">
            <text:p>30</text:p>
          </table:table-cell>
          <table:table-cell office:value-type="float" office:value="201">
            <text:p>201</text:p>
          </table:table-cell>
          <table:table-cell office:value-type="float" office:value="49329">
            <text:p>49329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0 minnesota thanksgiving, eric's birthday</text:p>
          </table:table-cell>
          <table:table-cell office:value-type="date" office:date-value="2000-11-23">
            <text:p>11/23/00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50798">
            <text:p>50798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1 patrick's concert, sarah ammel's wedding</text:p>
          </table:table-cell>
          <table:table-cell office:value-type="date" office:date-value="2001-04-21">
            <text:p>04/21/01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float" office:value="50798">
            <text:p>50798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1 patrick's concert, sarah ammel's wedding</text:p>
          </table:table-cell>
          <table:table-cell office:value-type="date" office:date-value="2000-12-30">
            <text:p>12/30/00</text:p>
          </table:table-cell>
          <table:table-cell office:value-type="float" office:value="30">
            <text:p>30</text:p>
          </table:table-cell>
          <table:table-cell office:value-type="float" office:value="16993">
            <text:p>16993</text:p>
          </table:table-cell>
          <table:table-cell office:value-type="float" office:value="53340">
            <text:p>53340</text:p>
          </table:table-cell>
          <table:table-cell office:value-type="string">
            <text:p>small</text:p>
          </table:table-cell>
          <table:table-cell office:value-type="string">
            <text:p>sarah ammel's wedding</text:p>
          </table:table-cell>
        </table:table-row>
        <table:table-row table:style-name="ro2">
          <table:table-cell office:value-type="string">
            <text:p>2001 eagle ceremony #1</text:p>
          </table:table-cell>
          <table:table-cell office:value-type="date" office:date-value="2001-05-20">
            <text:p>05/20/01</text:p>
          </table:table-cell>
          <table:table-cell office:value-type="float" office:value="16">
            <text:p>16</text:p>
          </table:table-cell>
          <table:table-cell office:value-type="float" office:value="160">
            <text:p>160</text:p>
          </table:table-cell>
          <table:table-cell office:value-type="float" office:value="28523">
            <text:p>28523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1 eagle ceremony #2, eric newsies</text:p>
          </table:table-cell>
          <table:table-cell office:value-type="date" office:date-value="2001-05-20">
            <text:p>05/20/01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7958">
            <text:p>37958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1 colorado trip</text:p>
          </table:table-cell>
          <table:table-cell office:value-type="date" office:date-value="2001-09-02">
            <text:p>09/02/01</text:p>
          </table:table-cell>
          <table:table-cell office:value-type="float" office:value="3">
            <text:p>3</text:p>
          </table:table-cell>
          <table:table-cell office:value-type="float" office:value="3012">
            <text:p>3012</text:p>
          </table:table-cell>
          <table:table-cell office:value-type="float" office:value="12836">
            <text:p>12836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1 minnesota christmas</text:p>
          </table:table-cell>
          <table:table-cell office:value-type="date" office:date-value="2001-12-29">
            <text:p>12/29/01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9855">
            <text:p>9855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2 patrick's junior high graduation</text:p>
          </table:table-cell>
          <table:table-cell office:value-type="date" office:date-value="2002-05-23">
            <text:p>05/23/02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29312">
            <text:p>29312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2 matthew's graduation</text:p>
          </table:table-cell>
          <table:table-cell office:value-type="date" office:date-value="2002-06-26">
            <text:p>06/26/02</text:p>
          </table:table-cell>
          <table:table-cell office:value-type="float" office:value="24">
            <text:p>24</text:p>
          </table:table-cell>
          <table:table-cell office:value-type="float" office:value="174">
            <text:p>174</text:p>
          </table:table-cell>
          <table:table-cell office:value-type="float" office:value="43639">
            <text:p>43639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2 matthew's scholarship, patrick's marching band, eric's soccer</text:p>
          </table:table-cell>
          <table:table-cell office:value-type="date" office:date-value="2002-09-29">
            <text:p>09/29/02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54689">
            <text:p>54689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2 veteran's day, patrick</text:p>
          </table:table-cell>
          <table:table-cell office:value-type="date" office:date-value="2002-11-11">
            <text:p>11/11/02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27900">
            <text:p>27900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5 patrick's graduation, basic training</text:p>
          </table:table-cell>
          <table:table-cell office:value-type="date" office:date-value="2005-05-22">
            <text:p>05/22/05</text:p>
          </table:table-cell>
          <table:table-cell office:value-type="float" office:value="30">
            <text:p>30</text:p>
          </table:table-cell>
          <table:table-cell office:value-type="float" office:value="161">
            <text:p>161</text:p>
          </table:table-cell>
          <table:table-cell office:value-type="float" office:value="50025">
            <text:p>50025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>
            <text:p>1996 50th anniversary video</text:p>
          </table:table-cell>
          <table:table-cell office:value-type="date" office:date-value="1996-03-26">
            <text:p>03/26/96</text:p>
          </table:table-cell>
          <table:table-cell/>
          <table:table-cell office:value-type="float" office:value="172">
            <text:p>172</text:p>
          </table:table-cell>
          <table:table-cell office:value-type="float" office:value="89737">
            <text:p>89737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96 50th anniversary reception</text:p>
          </table:table-cell>
          <table:table-cell office:value-type="date" office:date-value="1996-03-26">
            <text:p>03/26/96</text:p>
          </table:table-cell>
          <table:table-cell/>
          <table:table-cell office:value-type="float" office:value="123">
            <text:p>123</text:p>
          </table:table-cell>
          <table:table-cell office:value-type="float" office:value="40234">
            <text:p>40234</text:p>
          </table:table-cell>
          <table:table-cell office:value-type="string">
            <text:p>cam3</text:p>
          </table:table-cell>
          <table:table-cell/>
        </table:table-row>
        <table:table-row table:style-name="ro3">
          <table:table-cell office:value-type="string">
            <text:p>1991 home movies, christmas, gymanstics</text:p>
          </table:table-cell>
          <table:table-cell office:value-type="date" office:date-value="1991-09-28">
            <text:p>09/28/91</text:p>
          </table:table-cell>
          <table:table-cell/>
          <table:table-cell office:value-type="float" office:value="123">
            <text:p>123</text:p>
          </table:table-cell>
          <table:table-cell office:value-type="float" office:value="71359">
            <text:p>71359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1998 minnesota, patrick birthday, christmas</text:p>
          </table:table-cell>
          <table:table-cell office:value-type="date" office:date-value="1998-07-30">
            <text:p>07/30/98</text:p>
          </table:table-cell>
          <table:table-cell/>
          <table:table-cell office:value-type="float" office:value="222">
            <text:p>222</text:p>
          </table:table-cell>
          <table:table-cell office:value-type="float" office:value="55333">
            <text:p>55333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6 eric lhs band football halftime, veterans day parade</text:p>
          </table:table-cell>
          <table:table-cell office:value-type="date" office:date-value="2006-10-27">
            <text:p>10/27/06</text:p>
          </table:table-cell>
          <table:table-cell/>
          <table:table-cell office:value-type="float" office:value="659">
            <text:p>659</text:p>
          </table:table-cell>
          <table:table-cell office:value-type="float" office:value="52186">
            <text:p>52186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6 patrick homecoming</text:p>
          </table:table-cell>
          <table:table-cell office:value-type="date" office:date-value="2006-11-09">
            <text:p>11/09/06</text:p>
          </table:table-cell>
          <table:table-cell/>
          <table:table-cell office:value-type="float" office:value="287">
            <text:p>287</text:p>
          </table:table-cell>
          <table:table-cell office:value-type="float" office:value="33917">
            <text:p>33917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---- playing in pennsylvania</text:p>
          </table:table-cell>
          <table:table-cell table:style-name="Default"/>
          <table:table-cell/>
          <table:table-cell office:value-type="float" office:value="111">
            <text:p>111</text:p>
          </table:table-cell>
          <table:table-cell office:value-type="float" office:value="25327">
            <text:p>25327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---- home movies - el paso</text:p>
          </table:table-cell>
          <table:table-cell table:style-name="Default"/>
          <table:table-cell/>
          <table:table-cell office:value-type="float" office:value="104">
            <text:p>104</text:p>
          </table:table-cell>
          <table:table-cell office:value-type="float" office:value="188511">
            <text:p>188511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1992 matt christmas recital, new years, patrick recital</text:p>
          </table:table-cell>
          <table:table-cell office:value-type="date" office:date-value="1992-11-11">
            <text:p>11/11/92</text:p>
          </table:table-cell>
          <table:table-cell/>
          <table:table-cell office:value-type="float" office:value="119">
            <text:p>119</text:p>
          </table:table-cell>
          <table:table-cell office:value-type="float" office:value="132114">
            <text:p>132114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1990 matt kindergarden school play, acrobatics, minnesota, matt birthday, patrick birthday, christmas play</text:p>
          </table:table-cell>
          <table:table-cell office:value-type="date" office:date-value="1990-05-18">
            <text:p>05/18/90</text:p>
          </table:table-cell>
          <table:table-cell/>
          <table:table-cell office:value-type="float" office:value="114">
            <text:p>114</text:p>
          </table:table-cell>
          <table:table-cell office:value-type="float" office:value="181186">
            <text:p>181186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1998 matt piano recital</text:p>
          </table:table-cell>
          <table:table-cell office:value-type="date" office:date-value="1998-05-10">
            <text:p>05/10/98</text:p>
          </table:table-cell>
          <table:table-cell/>
          <table:table-cell office:value-type="float" office:value="94">
            <text:p>94</text:p>
          </table:table-cell>
          <table:table-cell office:value-type="float" office:value="21911">
            <text:p>21911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---- trip to colorado merle</text:p>
          </table:table-cell>
          <table:table-cell table:style-name="Default"/>
          <table:table-cell/>
          <table:table-cell office:value-type="float" office:value="267">
            <text:p>267</text:p>
          </table:table-cell>
          <table:table-cell office:value-type="float" office:value="12802">
            <text:p>12802</text:p>
          </table:table-cell>
          <table:table-cell office:value-type="string">
            <text:p>cam4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C3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9">09/29/2011</text:date>, <text:time>22:0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 </meta:initial-creator>
    <meta:creation-date>2011-01-08T21:44:47</meta:creation-date>
    <dc:date>2011-09-29T22:02:39.85</dc:date>
    <meta:editing-duration>PT52H20M39S</meta:editing-duration>
    <meta:editing-cycles>5</meta:editing-cycles>
    <meta:generator>OpenOffice.org/3.2$Win32 OpenOffice.org_project/320m18$Build-9502</meta:generator>
    <meta:document-statistic meta:table-count="3" meta:cell-count="257" meta:object-count="0"/>
  </office:meta>
</office:document-meta>
</file>